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ds-privilege-name</text:p>
          </table:table-cell>
          <table:table-cell table:number-columns-repeated="254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s-cfg-default-root-privilege-name</text:p>
          </table:table-cell>
          <table:table-cell table:number-columns-repeated="254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ds-cfg-certificate-mapper-dn</text:p>
          </table:table-cell>
          <table:table-cell table:number-columns-repeated="25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ds-cfg-key-manager-provider-dn</text:p>
          </table:table-cell>
          <table:table-cell table:number-columns-repeated="254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ds-cfg-trust-manager-provider-dn</text:p>
          </table:table-cell>
          <table:table-cell table:number-columns-repeated="254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ds-cfg-certificate-subject-attribute-type</text:p>
          </table:table-cell>
          <table:table-cell table:number-columns-repeated="254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ds-cfg-certificate-user-base-dn</text:p>
          </table:table-cell>
          <table:table-cell table:number-columns-repeated="254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ds-certificate-subject-dn</text:p>
          </table:table-cell>
          <table:table-cell table:number-columns-repeated="254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ds-cfg-certificate-subject-attribute-mapping</text:p>
          </table:table-cell>
          <table:table-cell table:number-columns-repeated="254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ds-certificate-fingerprint</text:p>
          </table:table-cell>
          <table:table-cell table:number-columns-repeated="254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ds-cfg-certificate-fingerprint-attribute-type</text:p>
          </table:table-cell>
          <table:table-cell table:number-columns-repeated="254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ds-cfg-certificate-fingerprint-algorithm</text:p>
          </table:table-cell>
          <table:table-cell table:number-columns-repeated="254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ds-cfg-changelog-purge-delay</text:p>
          </table:table-cell>
          <table:table-cell table:number-columns-repeated="254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ds-cfg-global-aci</text:p>
          </table:table-cell>
          <table:table-cell table:number-columns-repeated="254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ds-cfg-minimum-password-difference</text:p>
          </table:table-cell>
          <table:table-cell table:number-columns-repeated="254"/>
        </table:table-row>
        <table:table-row table:style-name="ro2" table:number-rows-repeated="6520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root-dn-base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ertificate-user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subject-dn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subject-attribute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fingerprint-certificate-mapper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cfg-dseecompat-access-control-handler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cfg-similarity-based-password-validator</text:p>
          </table:table-cell>
          <table:table-cell table:number-columns-repeated="254"/>
        </table:table-row>
        <table:table-row table:style-name="ro2" table:number-rows-repeated="6544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syntax-dseecompat-aci</text:p>
          </table:table-cell>
          <table:table-cell table:number-columns-repeated="254"/>
        </table:table-row>
        <table:table-row table:style-name="ro2" table:number-rows-repeated="655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03/16/2007</text:date>, <text:time>19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6$Build-9095$CWS-c11v002</meta:generator>
    <meta:initial-creator>Neil Wilson</meta:initial-creator>
    <meta:creation-date>2006-02-08T14:07:35</meta:creation-date>
    <dc:creator>Neil Wilson</dc:creator>
    <dc:date>2007-03-16T19:03:30</dc:date>
    <dc:language>en-US</dc:language>
    <meta:editing-cycles>140</meta:editing-cycles>
    <meta:editing-duration>P1DT17H53M45S</meta:editing-duration>
    <meta:user-defined meta:name="Info 1"/>
    <meta:user-defined meta:name="Info 2"/>
    <meta:user-defined meta:name="Info 3"/>
    <meta:user-defined meta:name="Info 4"/>
    <meta:document-statistic meta:table-count="10" meta:cell-count="1013"/>
  </office:meta>
</office:document-meta>
</file>